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292cm" style:rel-column-width="20401*"/>
    </style:style>
    <style:style style:name="Tableau1.B" style:family="table-column">
      <style:table-column-properties style:column-width="11.707cm" style:rel-column-width="45134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1.05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979cm"/>
    </style:style>
    <style:style style:name="Tableau1.5" style:family="table-row">
      <style:table-row-properties style:min-row-height="1.005cm"/>
    </style:style>
    <style:style style:name="Tableau1.7" style:family="table-row">
      <style:table-row-properties style:min-row-height="1.164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2.596cm" fo:margin-right="2.623cm" fo:text-align="center" style:justify-single-word="false" fo:text-indent="0cm" style:auto-text-indent="false" fo:padding="0.049cm" fo:border="0.99pt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left="0.009cm" fo:margin-right="-0.097cm" fo:line-height="150%" fo:text-align="end" style:justify-single-word="false" fo:text-indent="0cm" style:auto-text-indent="false" style:shadow="non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line-height="150%" fo:text-align="start" style:justify-single-word="false" style:shadow="none"/>
    </style:style>
    <style:style style:name="P9" style:family="paragraph" style:parent-style-name="Table_20_Contents">
      <style:paragraph-properties fo:line-height="150%" fo:text-align="end" style:justify-single-word="false" style:shadow="non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086cm" fo:margin-right="0cm" fo:text-align="center" style:justify-single-word="false" fo:text-indent="0cm" style:auto-text-indent="false" style:text-autospace="none" style:writing-mode="lr-tb">
        <style:tab-stops>
          <style:tab-stop style:position="2.028cm"/>
          <style:tab-stop style:position="6.029cm"/>
        </style:tab-stops>
      </style:paragraph-properties>
      <style:text-properties fo:color="#000000" style:font-name="Verdana" fo:font-size="18pt" fo:font-weight="bold" style:font-name-asian="Verdana" style:font-size-asian="18pt" style:font-weight-asian="normal" style:font-name-complex="Verdana" style:font-size-complex="18pt" style:font-weight-complex="bold"/>
    </style:style>
    <style:style style:name="P12" style:family="paragraph" style:parent-style-name="Standard">
      <style:paragraph-properties fo:margin-left="0.086cm" fo:margin-right="0cm" fo:text-align="center" style:justify-single-word="false" fo:text-indent="0cm" style:auto-text-indent="false" style:text-autospace="none" style:writing-mode="lr-tb">
        <style:tab-stops>
          <style:tab-stop style:position="2.028cm"/>
          <style:tab-stop style:position="6.029cm"/>
        </style:tab-stops>
      </style:paragraph-properties>
      <style:text-properties fo:color="#000000" style:font-name="Verdana" fo:font-size="14pt" fo:font-weight="bold" style:font-name-asian="Verdana" style:font-size-asian="14pt" style:font-weight-asian="normal" style:font-name-complex="Verdana" style:font-size-complex="14pt" style:font-weight-complex="bold"/>
    </style:style>
    <style:style style:name="P13" style:family="paragraph" style:parent-style-name="Standard">
      <style:paragraph-properties fo:line-height="100%" fo:text-align="start" style:justify-single-word="false"/>
    </style:style>
    <style:style style:name="P14" style:family="paragraph" style:parent-style-name="Standard">
      <style:paragraph-properties fo:margin-left="0.086cm" fo:margin-right="0cm" fo:text-align="center" style:justify-single-word="false" fo:text-indent="0cm" style:auto-text-indent="false" style:text-autospace="none" style:writing-mode="lr-tb">
        <style:tab-stops>
          <style:tab-stop style:position="2.028cm"/>
          <style:tab-stop style:position="6.029cm"/>
        </style:tab-stops>
      </style:paragraph-properties>
      <style:text-properties fo:color="#000000" style:font-name="Verdana" fo:font-size="18pt" fo:font-weight="bold" style:font-name-asian="Verdana" style:font-size-asian="18pt" style:font-weight-asian="normal" style:font-name-complex="Verdana" style:font-size-complex="18pt" style:font-weight-complex="bold"/>
    </style:style>
    <style:style style:name="P15" style:family="paragraph">
      <style:paragraph-properties fo:text-align="center"/>
    </style:style>
    <style:style style:name="T1" style:family="text">
      <style:text-properties fo:color="#ffffff" style:font-name="Times New Roman" fo:font-size="6pt" fo:font-style="normal" style:text-underline-style="none" fo:font-weight="bold" style:font-name-asian="Times New Roman" style:font-size-asian="6pt" style:language-asian="en" style:country-asian="US" style:font-style-asian="normal" style:font-weight-asian="bold" style:font-name-complex="Times New Roman" style:font-size-complex="6pt" style:language-complex="en" style:country-complex="US" style:font-style-complex="normal" style:font-weight-complex="bold"/>
    </style:style>
    <style:style style:name="T2" style:family="text">
      <style:text-properties fo:color="#ffffff" style:font-name="Times New Roman" fo:font-size="6pt" fo:font-style="normal" style:text-underline-style="none" fo:font-weight="normal" style:font-name-asian="Times New Roman" style:font-size-asian="6pt" style:language-asian="en" style:country-asian="US" style:font-style-asian="normal" style:font-weight-asian="normal" style:font-name-complex="Times New Roman" style:font-size-complex="6pt" style:language-complex="en" style:country-complex="US" style:font-style-complex="normal" style:font-weight-complex="normal"/>
    </style:style>
    <style:style style:name="T3" style:family="text">
      <style:text-properties fo:color="#ffffff" style:font-name="Times New Roman" fo:font-size="13pt" fo:font-style="normal" style:text-underline-style="none" fo:font-weight="normal" style:font-name-asian="Times New Roman" style:font-size-asian="13pt" style:language-asian="en" style:country-asian="US" style:font-style-asian="normal" style:font-weight-asian="normal" style:font-name-complex="Times New Roman" style:font-size-complex="13pt" style:language-complex="en" style:country-complex="US" style:font-style-complex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Times New Roman" fo:font-size="16pt" fo:font-style="normal" style:text-underline-style="none" style:font-name-asian="Times New Roman" style:font-size-asian="16pt" style:font-style-asian="normal" style:font-name-complex="Times New Roman" style:font-size-complex="16pt" style:font-style-complex="normal"/>
    </style:style>
    <style:style style:name="T6" style:family="text">
      <style:text-properties fo:color="#000000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color="#000000" style:font-name="Times New Roman" fo:font-size="13pt" fo:font-style="normal" style:text-underline-style="none" fo:font-weight="normal" style:font-name-asian="Times New Roman" style:font-size-asian="13pt" style:language-asian="en" style:country-asian="US" style:font-style-asian="normal" style:font-weight-asian="normal" style:font-name-complex="Times New Roman" style:font-size-complex="13pt" style:language-complex="en" style:country-complex="US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contratinsertion_datevalidation_ci"/>
        <text:user-field-decl office:value-type="string" office:string-value="" text:name="contratinsertion_duree_engag"/>
        <text:user-field-decl office:value-type="string" office:string-value="" text:name="contratinsertion_lieu_saisi_ci"/>
        <text:user-field-decl office:value-type="string" office:string-value="" text:name="dossier_datedemandersa"/>
        <text:user-field-decl office:value-type="string" office:string-value="" text:name="dossier_dtdemrsa"/>
        <text:user-field-decl office:value-type="string" office:string-value="" text:name="contratinsertion_accord"/>
        <text:user-field-decl office:value-type="string" office:string-value="" text:name="contratinsertion_premier"/>
        <text:user-field-decl office:value-type="string" office:string-value="" text:name="contratinsertion_renouvel"/>
        <text:user-field-decl office:value-type="string" office:string-value="" text:name="contratinsertion_df_ci"/>
        <text:user-field-decl office:value-type="string" office:string-value="" text:name="contratinsertion_dd_ci"/>
        <text:user-field-decl office:value-type="string" office:string-value="structurereferente_code_postal" text:name="structurereferente_code_postal"/>
        <text:user-field-decl office:value-type="string" office:string-value="structurereferente_ville" text:name="structurereferente_ville"/>
        <text:user-field-decl office:value-type="string" office:string-value="structurereferente_num_voie" text:name="structurereferente_num_voie"/>
        <text:user-field-decl office:value-type="string" office:string-value="structurereferente_type_voie" text:name="structurereferente_type_voie"/>
        <text:user-field-decl office:value-type="string" office:string-value="structurereferente_nom_voie" text:name="structurereferente_nom_voie"/>
        <text:user-field-decl office:value-type="string" office:string-value="serviceinstructeur_lib_service" text:name="serviceinstructeur_lib_service"/>
        <text:user-field-decl office:value-type="string" office:string-value="structurereferente_lib_struc" text:name="structurereferente_lib_struc"/>
        <text:user-field-decl office:value-type="string" office:string-value="contratinsertion_forme_ci" text:name="contratinsertion_forme_ci"/>
      </text:user-field-decls>
      <text:p text:style-name="P11">CONSEIL GENERAL</text:p>
      <text:p text:style-name="P11">-</text:p>
      <text:section text:style-name="Sect1" text:name="mission" text:condition="ooow:contratinsertion_forme_ci!=&quot;S&quot;" text:is-hidden="true" text:display="condition">
        <text:p text:style-name="P12"><text:user-field-get text:name="structurereferente_lib_struc"/></text:p>
        <text:p text:style-name="P10"><text:user-field-get text:name="structurereferente_num_voie"/> <text:user-field-get text:name="structurereferente_type_voie"/> <text:user-field-get text:name="structurereferente_nom_voie"/></text:p>
        <text:p text:style-name="P10"><text:user-field-get text:name="structurereferente_code_postal"/> <text:user-field-get text:name="structurereferente_ville"/></text:p>
      </text:section>
      <text:section text:style-name="Sect1" text:name="mission2" text:condition="ooow:contratinsertion_forme_ci==&quot;S&quot;" text:display="condition">
        <text:p text:style-name="P5">MISSION RSA</text:p>
      </text:section>
      <text:p text:style-name="P5"/>
      <text:p text:style-name="P6">Décision de proroger, de renouveler le droit rSa</text:p>
      <text:p text:style-name="P6">(pour les cas <text:span text:style-name="T5"><text:conditional-text text:condition="ooow:contratinsertion_forme_ci==&quot;S&quot;" text:string-value-if-true=" simples." text:string-value-if-false="particuliers." text:current-value="true">particuliers.</text:conditional-text></text:span>)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Nom Prénom</text:p>
          </table:table-cell>
          <table:table-cell table:style-name="Tableau1.B1" office:value-type="string">
            <text:p text:style-name="P8"><text:user-field-get text:name="personne_qual"/> <text:s/><text:user-field-get text:name="personne_nom"/> <text:s/><text:user-field-get text:name="personne_prenom"/></text:p>
          </table:table-cell>
        </table:table-row>
        <table:table-row table:style-name="Tableau1.2">
          <table:table-cell table:style-name="Tableau1.A2" office:value-type="string">
            <text:p text:style-name="P9">N°CAF ou MSA</text:p>
          </table:table-cell>
          <table:table-cell table:style-name="Tableau1.B2" office:value-type="string">
            <text:p text:style-name="P8"><text:user-field-get text:name="dossier_matricule"/></text:p>
          </table:table-cell>
        </table:table-row>
        <table:table-row table:style-name="Tableau1.1">
          <table:table-cell table:style-name="Tableau1.A2" office:value-type="string">
            <text:p text:style-name="P9">Date de Naissance</text:p>
          </table:table-cell>
          <table:table-cell table:style-name="Tableau1.B2" office:value-type="string">
            <text:p text:style-name="P8"><text:user-field-get text:name="personne_dtnai"/></text:p>
          </table:table-cell>
        </table:table-row>
        <table:table-row table:style-name="Tableau1.4">
          <table:table-cell table:style-name="Tableau1.A2" office:value-type="string">
            <text:p text:style-name="P9">Adresse</text:p>
          </table:table-cell>
          <table:table-cell table:style-name="Tableau1.B2" office:value-type="string">
            <text:p text:style-name="P8"><text:user-field-get text:name="adresse_numvoie"/> <text:s/><text:user-field-get text:name="adresse_typevoie"/> <text:s/><text:user-field-get text:name="adresse_nomvoie"/></text:p>
          </table:table-cell>
        </table:table-row>
        <table:table-row table:style-name="Tableau1.5">
          <table:table-cell table:style-name="Tableau1.A2" office:value-type="string">
            <text:p text:style-name="P9">Adresse</text:p>
          </table:table-cell>
          <table:table-cell table:style-name="Tableau1.B2" office:value-type="string">
            <text:p text:style-name="P8"><text:user-field-get text:name="adresse_complideadr"/> <text:s/><text:user-field-get text:name="adresse_compladr"/></text:p>
          </table:table-cell>
        </table:table-row>
        <table:table-row table:style-name="Tableau1.2">
          <table:table-cell table:style-name="Tableau1.A2" office:value-type="string">
            <text:p text:style-name="P9">Code Postal &amp; Commune</text:p>
          </table:table-cell>
          <table:table-cell table:style-name="Tableau1.B2" office:value-type="string">
            <text:p text:style-name="P8"><text:user-field-get text:name="adresse_codepos"/> <text:s/><text:user-field-get text:name="adresse_locaadr"/></text:p>
          </table:table-cell>
        </table:table-row>
        <table:table-row table:style-name="Tableau1.7">
          <table:table-cell table:style-name="Tableau1.A2" office:value-type="string">
            <text:p text:style-name="P9">N° Instruction du Contrat</text:p>
          </table:table-cell>
          <table:table-cell table:style-name="Tableau1.B2" office:value-type="string">
            <text:p text:style-name="P8"/>
          </table:table-cell>
        </table:table-row>
        <table:table-row table:style-name="Tableau1.4">
          <table:table-cell table:style-name="Tableau1.A2" office:value-type="string">
            <text:p text:style-name="P9">Date d'ouverture du droit</text:p>
          </table:table-cell>
          <table:table-cell table:style-name="Tableau1.B2" office:value-type="string">
            <text:p text:style-name="P8"><text:s/><text:user-field-get text:name="dossier_dtdemrsa"/></text:p>
          </table:table-cell>
        </table:table-row>
      </table:table>
      <text:p text:style-name="P2"/>
      <text:p text:style-name="P2"><draw:ellipse text:anchor-type="paragraph" draw:z-index="0" draw:style-name="gr1" draw:text-style-name="P15" svg:width="0.715cm" svg:height="0.371cm" svg:x="0.191cm" svg:y="0.079cm"><text:p/></draw:ellipse> <text:s text:c="3"/><text:user-field-get text:name="contratinsertion_accord"/> <text:s text:c="5"/>ACCORD pour le versement de l'alllocation rSa</text:p>
      <text:p text:style-name="P2"/>
      <text:p text:style-name="P2"><text:tab/>Contrat valide du <text:user-field-get text:name="contratinsertion_dd_ci"/> jusqu'au <text:user-field-get text:name="contratinsertion_df_ci"/></text:p>
      <text:p text:style-name="P2"><text:tab/>Pour une durée de <text:user-field-get text:name="contratinsertion_duree_engag"/></text:p>
      <text:p text:style-name="P2"/>
      <text:p text:style-name="P3"><draw:ellipse text:anchor-type="paragraph" draw:z-index="1" draw:style-name="gr1" draw:text-style-name="P15" svg:width="0.609cm" svg:height="0.371cm" svg:x="1.99cm" svg:y="0.09cm"><text:p/></draw:ellipse><text:tab/> <text:s text:c="8"/><text:user-field-get text:name="contratinsertion_premier"/> <text:s text:c="2"/>A PROROGER suite à la validation d'un 1er contrat</text:p>
      <text:p text:style-name="P3"><draw:ellipse text:anchor-type="paragraph" draw:z-index="2" draw:style-name="gr1" draw:text-style-name="P15" svg:width="0.662cm" svg:height="0.371cm" svg:x="1.99cm" svg:y="0.09cm"><text:p/></draw:ellipse><text:tab/> <text:s text:c="8"/><text:user-field-get text:name="contratinsertion_renouvel"/> <text:s text:c="3"/>A RENOUVELER suite à la validation du renouvellement du contrat</text:p>
      <text:p text:style-name="P4"/>
      <text:p text:style-name="P4"><text:tab/><text:tab/><text:tab/><text:tab/><text:tab/><text:tab/>Fait à <text:user-field-get text:name="contratinsertion_lieu_saisi_ci"/></text:p>
      <text:p text:style-name="P4"><text:tab/><text:tab/><text:tab/><text:tab/><text:tab/><text:tab/>Le <text:date style:data-style-name="N38" text:date-value="2012-02-09T10:46:25.35">jeudi 9 février 2012</text:date></text:p>
      <text:p text:style-name="P4"/>
      <text:p text:style-name="P4"><text:tab/><text:tab/><text:tab/><text:tab/><text:tab/><text:tab/>Pour la Présidente du Conseil Général</text:p>
      <text:p text:style-name="P4"><text:tab/><text:tab/><text:tab/><text:tab/><text:tab/><text:tab/>et par délégation, </text:p>
      <text:p text:style-name="P4"><text:span text:style-name="T4"><text:tab/><text:tab/><text:tab/><text:tab/><text:tab/><text:tab/></text:span><text:span text:style-name="T6"><text:conditional-text text:condition="ooow:contratinsertion_forme_ci==&quot;S&quot;" text:string-value-if-true="" text:string-value-if-false="Le Responsable Mission." text:current-value="true">Le Responsable Mission.</text:conditional-text></text:span></text:p>
      <text:p text:style-name="P4"><text:tab/><text:tab/><text:tab/><text:tab/><text:tab/><text:tab/><text:span text:style-name="T2"><text:user-field-get text:name="contratinsertion_forme_ci">contratinsertion_forme_ci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5.159cm" fo:margin-bottom="0.885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0M28S</meta:editing-duration>
    <meta:editing-cycles>59</meta:editing-cycles>
    <meta:generator>LibreOffice/3.4$Win32 LibreOffice_project/340m1$Build-402</meta:generator>
    <dc:date>2012-02-09T10:46:25.29</dc:date>
    <meta:printed-by>christine EYMARD</meta:printed-by>
    <meta:print-date>2010-05-31T16:54:44.32</meta:print-date>
    <meta:document-statistic meta:table-count="1" meta:image-count="0" meta:object-count="0" meta:page-count="1" meta:paragraph-count="31" meta:word-count="93" meta:character-count="672" meta:non-whitespace-character-count="490"/>
    <meta:user-defined meta:name="Info 1"/>
    <meta:user-defined meta:name="Info 2"/>
    <meta:user-defined meta:name="Info 3"/>
    <meta:user-defined meta:name="Info 4"/>
  </office:meta>
</office:document-meta>
</file>